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d85" officeooo:paragraph-rsid="000b2d85"/>
    </style:style>
    <style:style style:name="P2" style:family="paragraph" style:parent-style-name="Standard">
      <style:text-properties officeooo:paragraph-rsid="000b2d85"/>
    </style:style>
    <style:style style:name="P3" style:family="paragraph" style:parent-style-name="Standard">
      <style:text-properties officeooo:rsid="000c1ffc" officeooo:paragraph-rsid="000c1ffc"/>
    </style:style>
    <style:style style:name="P4" style:family="paragraph" style:parent-style-name="Standard">
      <style:text-properties officeooo:rsid="000cfcf7" officeooo:paragraph-rsid="000cfcf7"/>
    </style:style>
    <style:style style:name="P5" style:family="paragraph" style:parent-style-name="Standard">
      <style:text-properties officeooo:rsid="000ef113" officeooo:paragraph-rsid="000ef113"/>
    </style:style>
    <style:style style:name="P6" style:family="paragraph" style:parent-style-name="Standard">
      <style:text-properties officeooo:rsid="0010b68c" officeooo:paragraph-rsid="0010b68c"/>
    </style:style>
    <style:style style:name="P7" style:family="paragraph" style:parent-style-name="Standard">
      <style:text-properties officeooo:rsid="00130028" officeooo:paragraph-rsid="00130028"/>
    </style:style>
    <style:style style:name="P8" style:family="paragraph" style:parent-style-name="Standard">
      <style:text-properties officeooo:rsid="001374bd" officeooo:paragraph-rsid="001374bd"/>
    </style:style>
    <style:style style:name="P9" style:family="paragraph" style:parent-style-name="Standard">
      <style:text-properties officeooo:rsid="001520ec" officeooo:paragraph-rsid="001520ec"/>
    </style:style>
    <style:style style:name="P10" style:family="paragraph" style:parent-style-name="Standard">
      <style:text-properties fo:font-weight="bold" officeooo:rsid="000b2d85" officeooo:paragraph-rsid="000b2d85" style:font-weight-asian="bold" style:font-weight-complex="bold"/>
    </style:style>
    <style:style style:name="P11" style:family="paragraph" style:parent-style-name="Standard">
      <style:text-properties fo:font-weight="bold" officeooo:rsid="0010b68c" officeooo:paragraph-rsid="0010b68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700fa" officeooo:paragraph-rsid="001700fa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in" fo:margin-right="0in" fo:margin-top="0in" fo:margin-bottom="0.048in" style:contextual-spacing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00cfcf7" officeooo:paragraph-rsid="000cfcf7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00ef113" officeooo:paragraph-rsid="000ef113"/>
    </style:style>
    <style:style style:name="P1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01181f1" officeooo:paragraph-rsid="001181f1"/>
    </style:style>
    <style:style style:name="P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01374bd" officeooo:paragraph-rsid="001374bd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01520ec" officeooo:paragraph-rsid="001520ec"/>
    </style:style>
    <style:style style:name="P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weight="bold" officeooo:paragraph-rsid="00130028" style:font-weight-asian="bold" style:font-weight-complex="bold"/>
    </style:style>
    <style:style style:name="P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weight="bold" officeooo:rsid="001181f1" officeooo:paragraph-rsid="001181f1" style:font-weight-asian="bold" style:font-weight-complex="bold"/>
    </style:style>
    <style:style style:name="P23" style:family="paragraph" style:parent-style-name="Standard">
      <style:paragraph-properties fo:margin-left="0in" fo:margin-right="0in" fo:margin-top="0in" fo:margin-bottom="0.0472in" style:contextual-spacing="false" fo:text-indent="0in" style:auto-text-indent="false"/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0in" fo:margin-right="0in" fo:margin-top="0in" fo:margin-bottom="0.0492in" style:contextual-spacing="false" fo:text-indent="0in" style:auto-text-indent="false"/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0in" fo:margin-right="0in" fo:margin-top="0in" fo:margin-bottom="0.0555in" style:contextual-spacing="false" fo:text-indent="0in" style:auto-text-indent="false"/>
      <style:text-properties fo:font-weight="bold" style:font-weight-asian="bold" style:font-weight-complex="bold"/>
    </style:style>
    <style:style style:name="T1" style:family="text">
      <style:text-properties officeooo:rsid="000b2d85"/>
    </style:style>
    <style:style style:name="T2" style:family="text">
      <style:text-properties officeooo:rsid="000c1ffc"/>
    </style:style>
    <style:style style:name="T3" style:family="text">
      <style:text-properties fo:color="#000000" style:font-name="Times New Roman" fo:font-size="11.5pt" style:font-size-asian="11.5pt"/>
    </style:style>
    <style:style style:name="T4" style:family="text">
      <style:text-properties fo:color="#000000" style:font-name="Times New Roman" fo:font-size="11.5pt" officeooo:rsid="000cfcf7" style:font-size-asian="11.5pt"/>
    </style:style>
    <style:style style:name="T5" style:family="text">
      <style:text-properties fo:color="#000000" style:font-name="Times New Roman" fo:font-size="11.5pt" officeooo:rsid="000ef113" style:font-size-asian="11.5pt"/>
    </style:style>
    <style:style style:name="T6" style:family="text">
      <style:text-properties fo:color="#000000" style:font-name="Times New Roman" fo:font-size="11.5pt" officeooo:rsid="0010b68c" style:font-size-asian="11.5pt"/>
    </style:style>
    <style:style style:name="T7" style:family="text">
      <style:text-properties fo:color="#000000" style:font-name="Times New Roman" fo:font-size="11.5pt" officeooo:rsid="001181f1" style:font-size-asian="11.5pt"/>
    </style:style>
    <style:style style:name="T8" style:family="text">
      <style:text-properties fo:color="#000000" style:font-name="Times New Roman" fo:font-size="11.5pt" officeooo:rsid="001374bd" style:font-size-asian="11.5pt"/>
    </style:style>
    <style:style style:name="T9" style:family="text">
      <style:text-properties fo:color="#000000" style:font-name="Times New Roman" fo:font-size="11.5pt" officeooo:rsid="001520ec" style:font-size-asian="11.5pt"/>
    </style:style>
    <style:style style:name="T10" style:family="text">
      <style:text-properties fo:color="#000000" style:font-name="Times New Roman" fo:font-size="11.5pt" fo:font-weight="bold" style:font-size-asian="11.5pt" style:font-weight-asian="bold" style:font-weight-complex="bold"/>
    </style:style>
    <style:style style:name="T11" style:family="text">
      <style:text-properties fo:color="#000000" style:font-name="Times New Roman" fo:font-size="11.5pt" fo:font-weight="bold" officeooo:rsid="0010b68c" style:font-size-asian="11.5pt" style:font-weight-asian="bold" style:font-weight-complex="bold"/>
    </style:style>
    <style:style style:name="T12" style:family="text">
      <style:text-properties fo:color="#000000" style:font-name="Times New Roman" fo:font-size="11.5pt" fo:font-weight="bold" officeooo:rsid="000ef113" style:font-size-asian="11.5pt" style:font-weight-asian="bold" style:font-weight-complex="bold"/>
    </style:style>
    <style:style style:name="T13" style:family="text">
      <style:text-properties fo:color="#000000" style:font-name="Times New Roman" fo:font-size="11.5pt" fo:font-weight="bold" officeooo:rsid="000cfcf7" style:font-size-asian="11.5pt" style:font-weight-asian="bold" style:font-weight-complex="bold"/>
    </style:style>
    <style:style style:name="T14" style:family="text">
      <style:text-properties fo:color="#000000" style:text-line-through-style="none" style:font-name="Times New Roman" fo:font-size="11.5pt" style:text-underline-style="none" style:font-size-asian="11.5pt"/>
    </style:style>
    <style:style style:name="T15" style:family="text">
      <style:text-properties fo:color="#000000" style:text-line-through-style="none" style:font-name="Times New Roman" fo:font-size="11.5pt" style:text-underline-style="none" officeooo:rsid="001181f1" style:font-size-asian="11.5pt"/>
    </style:style>
    <style:style style:name="T16" style:family="text">
      <style:text-properties fo:color="#000000" style:text-line-through-style="none" style:font-name="Times New Roman" fo:font-size="11.5pt" style:text-underline-style="none" officeooo:rsid="00130028" style:font-size-asian="11.5pt"/>
    </style:style>
    <style:style style:name="T17" style:family="text">
      <style:text-properties fo:color="#000000" style:font-name="Courier New" fo:font-size="11.5pt" style:font-size-asian="11.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c1ffc" style:font-weight-asian="bold" style:font-weight-complex="bold"/>
    </style:style>
    <style:style style:name="T20" style:family="text">
      <style:text-properties officeooo:rsid="001700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2">Chris Park Lab 8</text:p>
      <text:p text:style-name="P1"/>
      <text:p text:style-name="P1"><text:span text:style-name="T19">A</text:span><text:span text:style-name="T18">. Examining the generated table, what is the CPU Utilization for myrun_2?</text:span> </text:p>
      <text:p text:style-name="P1"/>
      <text:p text:style-name="P2"><text:span text:style-name="T1">CPU utilization for myrun_2 (SJF) is 0</text:span>.96158.</text:p>
      <text:p text:style-name="P1"/>
      <text:p text:style-name="P1"><text:span text:style-name="T19">B</text:span><text:span text:style-name="T18">. Examining the generated table, which run has greater Throughput value?</text:span> </text:p>
      <text:p text:style-name="P1"/>
      <text:p text:style-name="P2"><text:span text:style-name="T1">The greater Throughput belongs to my_run2 at 0</text:span>.116777.</text:p>
      <text:p text:style-name="P2"/>
      <text:p text:style-name="P10"><text:span text:style-name="T2">C</text:span>. Which scheduling algorithm has the shorter average turnaround time? </text:p>
      <text:p text:style-name="P1"/>
      <text:p text:style-name="P3">Myrun_2 (SJF) has the shortest Turnaround Time at 124.87.</text:p>
      <text:p text:style-name="P1"/>
      <text:p text:style-name="P1"><text:span text:style-name="T19">D</text:span><text:span text:style-name="T18">. Which scheduling algorithm has the longer maximum turnaround time?</text:span> </text:p>
      <text:p text:style-name="P1"/>
      <text:p text:style-name="P3">Myrun_1 (FCFS) has the longer maximum Turnaround time at 257.05.</text:p>
      <text:p text:style-name="P1"/>
      <text:p text:style-name="P10"><text:span text:style-name="T2">E</text:span>. Examining the Gantt chart for FCFS at approximately what time did process 15 finish? </text:p>
      <text:p text:style-name="P1"/>
      <text:p text:style-name="P3">Process 15 finished at approximately 205.</text:p>
      <text:p text:style-name="P1"/>
      <text:p text:style-name="P10"><text:span text:style-name="T2">F</text:span>. Examining the Gantt chart for SJF, which process finished first? </text:p>
      <text:p text:style-name="P1"/>
      <text:p text:style-name="P3">Process 16 finished first.</text:p>
      <text:p text:style-name="P1"/>
      <text:p text:style-name="P10"><text:span text:style-name="T2">G</text:span>. Examining the Gantt chart for SJF, which process finished last?</text:p>
      <text:p text:style-name="P1"/>
      <text:p text:style-name="P3">Process 15 finished last.</text:p>
      <text:p text:style-name="P3"/>
      <text:p text:style-name="P13"><text:span text:style-name="T13">H</text:span><text:span text:style-name="T10">. What is the load average for FCFS?</text:span><text:span text:style-name="T3"> </text:span></text:p>
      <text:p text:style-name="P14"><text:span text:style-name="T3"/></text:p>
      <text:p text:style-name="P15"><text:span text:style-name="T3">5292.3 / 257.05 = 20.59</text:span></text:p>
      <text:p text:style-name="P14"><text:span text:style-name="T3"/></text:p>
      <text:p text:style-name="P20"><text:span text:style-name="T3">I. What is the load average for SJF?</text:span></text:p>
      <text:p text:style-name="P3"/>
      <text:p text:style-name="P4">2586.9 / 256.90 = 10.07</text:p>
      <text:p text:style-name="P4"/>
      <text:p text:style-name="P23"><text:span text:style-name="T5">J</text:span><text:span text:style-name="T3">. What is the context switch time for FCFS? </text:span></text:p>
      <text:p text:style-name="P14"><text:span text:style-name="T3"/></text:p>
      <text:p text:style-name="P16"><text:span text:style-name="T3">S = 529.23 / 1853.1</text:span></text:p>
      <text:p text:style-name="P16"><text:span text:style-name="T3">S = 0.29</text:span></text:p>
      <text:p text:style-name="P14"><text:span text:style-name="T3"/></text:p>
      <text:p text:style-name="P14"><text:span text:style-name="T12">K</text:span><text:span text:style-name="T10">. What is the context switch time for SJF?</text:span><text:span text:style-name="T3"> </text:span></text:p>
      <text:p text:style-name="P4"/>
      <text:p text:style-name="P5">S = 258.69 / 906.3</text:p>
      <text:p text:style-name="P5"><text:soft-page-break/>S = 0.29</text:p>
      <text:p text:style-name="P5"/>
      <text:p text:style-name="P11">Part 2:</text:p>
      <text:p text:style-name="P6"/>
      <text:p text:style-name="P14"><text:span text:style-name="T11">A</text:span><text:span text:style-name="T10">. What process(es) are part of the convoy the second time process 6 gets the CPU?</text:span><text:span text:style-name="T3"> </text:span></text:p>
      <text:p text:style-name="P6"/>
      <text:p text:style-name="P6">Processes 2 – 5 are part of the convoy. Process 1 moves to the ready state just as process 6 gets the <text:tab/>CPU.</text:p>
      <text:p text:style-name="P6"/>
      <text:p text:style-name="P20"><text:span text:style-name="T7">B</text:span><text:span text:style-name="T3">. Which scheduling algorithm has most context switches? </text:span></text:p>
      <text:p text:style-name="P14"><text:span text:style-name="T3"/></text:p>
      <text:p text:style-name="P17"><text:span text:style-name="T3">Myrun_3 “RR 1” has the most context switches at 1056.</text:span></text:p>
      <text:p text:style-name="P17"><text:span text:style-name="T3"/></text:p>
      <text:p text:style-name="P17"><text:span text:style-name="T3"/></text:p>
      <text:p text:style-name="P21"><text:span text:style-name="T16">C</text:span><text:span text:style-name="T14">. </text:span><text:span text:style-name="T15">Draw the Gantt chart for both the FCFS and SJF algorithms. Notice they look quite different. Yet in the <text:tab/>table, both FCFS and SJF have the same number of context switches (109) </text:span><text:span text:style-name="T14"><text:s/>Explain why. </text:span></text:p>
      <text:p text:style-name="P22"><text:span text:style-name="T3"/></text:p>
      <text:p text:style-name="P7">Though the order of processes that get the CPU are different between the two algorithms, because the quantum<text:span text:style-name="T20">'</text:span>s for both algorithms are the same, the same number of context switches occur.</text:p>
      <text:p text:style-name="P7"/>
      <text:p text:style-name="P7"/>
      <text:p text:style-name="P24"><text:span text:style-name="T8">D</text:span><text:span text:style-name="T3">. What can be said about the relationship between the number of context switches for the SJF and PSJF scheduling algorithms?</text:span></text:p>
      <text:p text:style-name="P14"><text:span text:style-name="T8"/></text:p>
      <text:p text:style-name="P18"><text:span text:style-name="T8">B</text:span><text:span text:style-name="T3">ecause there are opportunities for preemption in the PSFJ algorithm, there is an increase in context switches. </text:span></text:p>
      <text:p text:style-name="P14"><text:span text:style-name="T8"/></text:p>
      <text:p text:style-name="P20"><text:span text:style-name="T8">E</text:span><text:span text:style-name="T3">. For the 3 RR scheduling runs, what can be said about average waiting time with an increasing time quantum? </text:span></text:p>
      <text:p text:style-name="P7"/>
      <text:p text:style-name="P8">The average wait time is inversely proportional to the time quantum. That is, as the time quantum increases, the average wait time decreases.</text:p>
      <text:p text:style-name="P7"/>
      <text:p text:style-name="P7"/>
      <text:p text:style-name="P25"><text:span text:style-name="T9">F</text:span><text:span text:style-name="T3">. Which Round Robin run, from above, was the closet to the FCFS policy? </text:span></text:p>
      <text:p text:style-name="P14"><text:span text:style-name="T9"/></text:p>
      <text:p text:style-name="P19"><text:span text:style-name="T9">B</text:span><text:span text:style-name="T3">oth RR25 and RR15 are identical, and appear closest to the FCFS policy.</text:span></text:p>
      <text:p text:style-name="P14"><text:span text:style-name="T9"/></text:p>
      <text:p text:style-name="P20"><text:span text:style-name="T9">G</text:span><text:span text:style-name="T3">. How would </text:span><text:span text:style-name="T17">run myrun algorithm RR 100 key "RR 100" </text:span><text:span text:style-name="T3">affect the performance of the Round Robin Scheduler? Justify your answer. </text:span></text:p>
      <text:p text:style-name="P7"/>
      <text:p text:style-name="P9">There should be no performance change from any increase in quantum above RR15 &amp; RR25. Because these two exhibit the same behavior despite the increase in quantum, it is reasonable to assume that any further increase in quantum will also result in the same performance.</text:p>
      <text:p text:style-name="P9"/>
      <text:p text:style-name="P9">P.S. I checked. It is indeed the same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style:font-name="Times New Roman" fo:font-family="'Times New Roman'" style:font-family-generic="roman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08:39:00</meta:creation-date>
    <meta:generator>LibreOffice/4.2.0.4$Windows_x86 LibreOffice_project/05dceb5d363845f2cf968344d7adab8dcfb2ba71</meta:generator>
    <dc:date>2014-11-05T17:42:45.620000000</dc:date>
    <meta:editing-duration>PT1H31M42S</meta:editing-duration>
    <meta:editing-cycles>10</meta:editing-cycles>
    <meta:initial-creator>Steiners</meta:initial-creator>
    <meta:document-statistic meta:table-count="0" meta:image-count="0" meta:object-count="0" meta:page-count="2" meta:paragraph-count="41" meta:word-count="499" meta:character-count="2856" meta:non-whitespace-character-count="2378"/>
  </office:meta>
</office:document-meta>
</file>